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F Pro Display" svg:font-family="SF Pro Display" style:font-family-generic="modern" style:font-pitch="variable" svg:panose-1="0 0 8 0 0 0 0 0 0 0"/>
    <style:font-face style:name="SF Pro Text" svg:font-family="SF Pro Text" style:font-family-generic="modern" style:font-pitch="variable" svg:panose-1="0 0 8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F Pro Display" fo:font-weight="bold" style:font-weight-asian="bold" fo:font-size="80pt" style:font-size-asian="80pt"/>
    </style:style>
    <style:style style:name="P2" style:parent-style-name="Normal" style:family="paragraph">
      <style:text-properties style:font-name="SF Pro Display" fo:font-size="20pt" style:font-size-asian="20pt"/>
    </style:style>
    <style:style style:name="P3" style:parent-style-name="Normal" style:family="paragraph">
      <style:text-properties style:font-name="SF Pro Text" fo:font-size="18pt" style:font-size-asian="18pt"/>
    </style:style>
    <style:style style:name="P4" style:parent-style-name="Normal" style:family="paragraph">
      <style:text-properties style:font-name="SF Pro Text" fo:font-size="18pt" style:font-size-asian="18pt"/>
    </style:style>
    <style:style style:name="P5" style:parent-style-name="Normal" style:family="paragraph">
      <style:text-properties style:font-name="SF Pro Text" fo:color="#F4B083" fo:font-size="18pt" style:font-size-asian="18pt"/>
    </style:style>
    <style:style style:name="P6" style:parent-style-name="Normal" style:family="paragraph">
      <style:paragraph-properties fo:break-before="page"/>
      <style:text-properties style:font-name="SF Pro Text" fo:color="#F4B083" fo:font-size="18pt" style:font-size-asian="18pt"/>
    </style:style>
  </office:automatic-styles>
  <office:body>
    <office:text text:use-soft-page-breaks="true">
      <text:p text:style-name="P1">SSDD</text:p>
      <text:p text:style-name="P2">Práctica 1</text:p>
      <text:p text:style-name="P3">Pablo Orduna Lagarma</text:p>
      <text:p text:style-name="P4">Daniel Naval Alcalá</text:p>
      <text:p text:style-name="P5">24 de septiembre de 2018</text:p>
      <text:p text:style-name="P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F Pro Display" svg:font-family="SF Pro Display" style:font-family-generic="modern" style:font-pitch="variable" svg:panose-1="0 0 8 0 0 0 0 0 0 0"/>
    <style:font-face style:name="SF Pro Text" svg:font-family="SF Pro Text" style:font-family-generic="modern" style:font-pitch="variable" svg:panose-1="0 0 8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Naval Alcalá</meta:initial-creator>
    <dc:creator>Daniel Naval Alcalá</dc:creator>
    <meta:creation-date>2018-10-24T22:40:00Z</meta:creation-date>
    <dc:date>2018-10-24T23:40:00Z</dc:date>
    <meta:template xlink:href="Normal.dotm" xlink:type="simple"/>
    <meta:editing-cycles>1</meta:editing-cycles>
    <meta:editing-duration>PT2940S</meta:editing-duration>
    <meta:document-statistic meta:page-count="2" meta:paragraph-count="1" meta:word-count="12" meta:character-count="84" meta:row-count="1" meta:non-whitespace-character-count="73"/>
  </office:meta>
</office:document-meta>
</file>